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5E5300000B6085E39495.png"/>
  <manifest:file-entry manifest:media-type="image/png" manifest:full-path="Pictures/10000201000010FA000002A93F7A7D8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4cm" svg:height="3.962cm" svg:x="1.27cm" svg:y="8.713cm">
          <draw:image xlink:href="Pictures/10000201000010FA000002A93F7A7D85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6.695cm" svg:height="3.226cm" svg:x="0.623cm" svg:y="5.5cm">
          <draw:image xlink:href="Pictures/1000020100005E5300000B6085E39495.png" xlink:type="simple" xlink:show="embed" xlink:actuate="onLoad">
            <text:p/>
          </draw:image>
        </draw:frame>
        <draw:frame draw:style-name="gr2" draw:text-style-name="P2" draw:layer="layout" svg:width="11.661cm" svg:height="1.675cm" svg:x="4.5cm" svg:y="12cm">
          <draw:text-box>
            <text:p text:style-name="P2">1. Write "middle c" on Middle C.</text:p>
            <text:p text:style-name="P2">2. Write the names of all the other keys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10M5S</meta:editing-duration>
    <meta:editing-cycles>6</meta:editing-cycles>
    <meta:generator>OpenOffice.org/3.3$Win32 OpenOffice.org_project/330m20$Build-9567</meta:generator>
    <dc:date>2013-01-26T19:33:58.11</dc:date>
    <dc:creator>Blaine Hansen</dc:creator>
    <meta:document-statistic meta:object-count="3"/>
  </office:meta>
</office:document-meta>
</file>